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.88mm"/>
    </style:style>
    <style:style style:name="co3" style:family="table-column">
      <style:table-column-properties fo:break-before="auto" style:column-width="99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00" fo:wrap-option="wrap"/>
    </style:style>
    <style:style style:name="ce5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4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Hypertext Pre-Processor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Page Hypertext Processor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Processor web page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"Server Processor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"Interpretado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"Compilado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"Ensamblador 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"Maquina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Programación orientada a objetos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"Programación por procesos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"JAVA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"PHP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"PYTHON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"C#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"HTML5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"AJAX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"PYTHON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"MONGO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"Sistema de base de datos NoSQL orientado a documentos.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"Sistema de base de datos con <text:s/>lenguaje de consulta estructurada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"Tux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"Rux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"GNU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"Pacman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"Adobe Reader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"Okular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"Photoshop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"Winrar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"MS-DOS, C, C++, Java, Visual Basic, SQL, SQL Server"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"El lenguaje máquina, Lenguajes ensambladores y de lenguajes de alto nivel"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style-name="ce5" office:value-type="string" calcext:value-type="string">
            <text:p>"Estructural, Máquina"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"De bajo nivel y de alto nivel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"Es el que entiende la computadora, es su lenguaje natural. En él sólo se pueden utilizar dos símbolos, el cero (0) y el uno (1)." 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"Es el que entiende la computadora y es legible para el ser humano, es su lenguaje natural."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ce2" office:value-type="string" calcext:value-type="string">
            <text:p>"String, Boleano, Numeros." 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table:style-name="Default" office:value-type="float" office:value="36" calcext:value-type="float">
            <text:p>36</text:p>
          </table:table-cell>
          <table:table-cell table:style-name="ce2" office:value-type="string" calcext:value-type="string">
            <text:p>"Simbólicos, de estructura, de cadena."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6" calcext:value-type="float">
            <text:p>36</text:p>
          </table:table-cell>
          <table:table-cell table:style-name="ce2" office:value-type="string" calcext:value-type="string">
            <text:p>"Tipo Java, C++, Smalltalk." 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6" calcext:value-type="float">
            <text:p>36</text:p>
          </table:table-cell>
          <table:table-cell table:style-name="ce2" office:value-type="string" calcext:value-type="string">
            <text:p>" Visual Basic, Delphi, Perl." 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37" calcext:value-type="float">
            <text:p>37</text:p>
          </table:table-cell>
          <table:table-cell table:style-name="ce1" office:value-type="string" calcext:value-type="string">
            <text:p>"Es un programa contable que traduce un programa escrito en un lenguaje de programación a otro lenguaje de programación."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7" calcext:value-type="float">
            <text:p>37</text:p>
          </table:table-cell>
          <table:table-cell table:style-name="ce1" office:value-type="string" calcext:value-type="string">
            <text:p>"Es un programa que transforma código fuente escrito en java a un código neutral a la plataforma conocido como java."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37" calcext:value-type="float">
            <text:p>37</text:p>
          </table:table-cell>
          <table:table-cell table:style-name="ce1" office:value-type="string" calcext:value-type="string">
            <text:p>"Es un entorno de desarrollo integrado libre hecho principalmente para el lenguaje de programación Java."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37" calcext:value-type="float">
            <text:p>37</text:p>
          </table:table-cell>
          <table:table-cell table:style-name="ce1" office:value-type="string" calcext:value-type="string">
            <text:p>"Es un atributo de una parte de los datos que indica al ordenador (y/o al programador) algo sobre la clase de datos sobre los que se va a procesar."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38" calcext:value-type="float">
            <text:p>38</text:p>
          </table:table-cell>
          <table:table-cell table:style-name="ce1" office:value-type="string" calcext:value-type="string">
            <text:p>"Es una colección o conjunto de objetos que comparten características comunes entre si.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38" calcext:value-type="float">
            <text:p>38</text:p>
          </table:table-cell>
          <table:table-cell table:style-name="ce1" office:value-type="string" calcext:value-type="string">
            <text:p>"Es un atributo de una parte de los datos que indica al ordenador (y/o al programador) algo sobre la clase de datos sobre los que se va a procesar"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38" calcext:value-type="float">
            <text:p>38</text:p>
          </table:table-cell>
          <table:table-cell table:style-name="ce1" office:value-type="string" calcext:value-type="string">
            <text:p>"Es un programa contable que traduce un programa escrito en un lenguaje de programación a otro lenguaje de programación."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39" calcext:value-type="float">
            <text:p>39</text:p>
          </table:table-cell>
          <table:table-cell table:style-name="ce1" office:value-type="string" calcext:value-type="string">
            <text:p>"Es un entorno de desarrollo integrado libre hecho principalmente para un lenguaje de programación."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39" calcext:value-type="float">
            <text:p>39</text:p>
          </table:table-cell>
          <table:table-cell table:style-name="ce1" office:value-type="string" calcext:value-type="string">
            <text:p>"Son las cosas individuales que diferencian una clase de objetos de otros y determinan la apariencia estado y otras cualidades de la clase."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39" calcext:value-type="float">
            <text:p>39</text:p>
          </table:table-cell>
          <table:table-cell table:style-name="ce1" office:value-type="string" calcext:value-type="string">
            <text:p>"Es un atributo de una parte de los datos que indica al ordenador (y/o al programador) algo sobre la clase de datos sobre los que se va a procesar.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40" calcext:value-type="float">
            <text:p>40</text:p>
          </table:table-cell>
          <table:table-cell table:style-name="ce1" office:value-type="string" calcext:value-type="string">
            <text:p>"Modelo Vista Controlador"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40" calcext:value-type="float">
            <text:p>40</text:p>
          </table:table-cell>
          <table:table-cell table:style-name="ce1" office:value-type="string" calcext:value-type="string">
            <text:p>"Moda Visten Cuantos"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40" calcext:value-type="float">
            <text:p>40</text:p>
          </table:table-cell>
          <table:table-cell table:style-name="ce1" office:value-type="string" calcext:value-type="string">
            <text:p>"Macro Vista Controlador"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 style:data-style-name="N2" text:time-value="12:13:53.54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2-04T21:09:23.066000000</meta:creation-date>
    <dc:date>2021-12-05T12:54:31.532000000</dc:date>
    <meta:editing-duration>PT19M31S</meta:editing-duration>
    <meta:editing-cycles>7</meta:editing-cycles>
    <meta:generator>LibreOffice/6.3.2.2$Windows_X86_64 LibreOffice_project/98b30e735bda24bc04ab42594c85f7fd8be07b9c</meta:generator>
    <meta:document-statistic meta:table-count="1" meta:cell-count="204" meta:object-count="0"/>
  </office:meta>
</office:document-meta>
</file>